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Ubuntu" svg:font-family="Ubuntu,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Ubuntu" fo:font-size="14.25pt" fo:letter-spacing="normal" fo:font-style="normal" fo:font-weight="bold" style:font-weight-asian="bold" style:font-weight-complex="bold" loext:padding="0cm" loext:border="none"/>
    </style:style>
    <style:style style:name="P4"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000000" style:font-name="Ubuntu" fo:font-size="14.25pt" fo:letter-spacing="normal" fo:font-style="normal" fo:font-weight="bold" officeooo:paragraph-rsid="001ee20f" style:font-weight-asian="bold" style:font-weight-complex="bold" loext:padding="0cm" loext:border="none"/>
    </style:style>
    <style:style style:name="P5" style:family="paragraph" style:parent-style-name="Standard">
      <style:paragraph-properties fo:margin-left="0cm" fo:margin-right="0cm" fo:margin-top="0cm" fo:margin-bottom="0.247cm" loext:contextual-spacing="false" fo:text-align="start" style:justify-single-word="false" fo:orphans="2" fo:widows="2" fo:text-indent="0cm" style:auto-text-indent="false"/>
      <style:text-properties officeooo:paragraph-rsid="001ee20f"/>
    </style:style>
    <style:style style:name="T1" style:family="text">
      <style:text-properties fo:font-weight="bold" style:font-weight-asian="bold" style:font-weight-complex="bold"/>
    </style:style>
    <style:style style:name="T2" style:family="text">
      <style:text-properties officeooo:rsid="001ee20f"/>
    </style:style>
    <style:style style:name="T3" style:family="text">
      <style:text-properties fo:font-variant="normal" fo:text-transform="none" fo:color="#252525" style:font-name="Roboto" fo:font-size="10.5pt" fo:letter-spacing="normal" fo:font-style="normal" fo:font-weight="normal"/>
    </style:style>
    <style:style style:name="T4" style:family="text">
      <style:text-properties fo:font-variant="normal" fo:text-transform="none" fo:color="#252525" style:font-name="Roboto" fo:font-size="13.5pt" fo:letter-spacing="normal" fo:font-style="normal" fo:font-weight="normal" style:font-weight-asian="bold" style:font-weight-complex="bold"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crustaciones de preguntas basadas en la tarea de clasificación de intenciones de Shannon Entropy <text:span text:style-name="T2">resolviendo</text:span> un sistema de diálogo orientado a objetivos</text:p>
      <text:p text:style-name="P5"><text:span text:style-name="T4">Los sistemas de respuesta a preguntas y los asistentes de voz se están convirtiendo en una parte importante de los departamentos de servicio al cliente de muchas organizaciones, ayudándolos a reducir los costos laborales del personal. En muchos de estos sistemas, siempre hay un módulo de comprensión del lenguaje natural que resuelve la tarea de clasificación de intenciones. Esta tarea es complicada debido a su dependencia de casos: cada área temática tiene su propio kernel semántico. Los enfoques del estado del arte para la clasificación de intenciones son diferentes métodos de aprendizaje automático y aprendizaje profundo que utilizan representaciones de vectores de texto como entrada. Los modelos de representación de vectores básicos, como Bolsa de palabras y TF-IDF, generan matrices dispersas, que se están volviendo muy grandes a medida que crece la cantidad de datos de entrada. Los métodos modernos como word2vec y FastText utilizan redes neuronales para evaluar incrustaciones de palabras con un tamaño de dimensión fijo. Mientras estamos desarrollando un sistema de preguntas y respuestas para estudiantes y afiliados de la Universidad Politécnica de Investigación Nacional de Perm, hemos enfrentado el problema de la detección de la intención del usuario. El área temática de nuestro sistema es muy específica, es por eso que faltan datos de capacitación. Este aspecto hace que la tarea de clasificación de intenciones sea más desafiante para el uso de métodos de aprendizaje profundo de vanguardia. En este documento, proponemos un enfoque de las preguntas que incluyen la representación basada en el cálculo de la entropía de Shannon. El objetivo del enfoque es producir vectores de preguntas de baja dimensión como lo hacen los enfoques neuronales y superar los métodos relacionados, descritos anteriormente en condiciones de pequeños conjuntos de datos. Evaluamos y comparamos nuestro modelo con los existentes mediante regresión logística y un conjunto de datos que contiene preguntas formuladas por estudiantes y afiliados. Los datos están etiquetados en seis clases. La comparación experimental del enfoque propuesto y otros modelos reveló que el modelo propuesto se desempeñó mejor en la tarea dada.</text:span></text:p>
      <text:p text:style-name="P3"/>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Ubuntu" svg:font-family="Ubuntu,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20:40:45.296261532</meta:creation-date>
    <dc:date>2019-03-29T21:43:42.794470302</dc:date>
    <meta:editing-duration>PT52M47S</meta:editing-duration>
    <meta:editing-cycles>1</meta:editing-cycles>
    <meta:document-statistic meta:table-count="0" meta:image-count="0" meta:object-count="0" meta:page-count="1" meta:paragraph-count="3" meta:word-count="360" meta:character-count="2382" meta:non-whitespace-character-count="2023"/>
    <meta:generator>LibreOffice/5.1.6.2$Linux_X86_64 LibreOffice_project/10m0$Build-2</meta:generator>
  </office:meta>
</office:document-meta>
</file>